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2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SCRIÇÃO DOS CASOS DE USO – CONTROLE DE ESTOQUE</text:p>
      <text:p text:style-name="P1"/>
      <text:p text:style-name="P3">CS01 : <text:s/>Manter Fornecedor</text:p>
      <text:p text:style-name="P2"/>
      <text:p text:style-name="P1">Descrição Geral : O sistema permitirá o cadastro, alteração, exclusão ,pesquisa e consulta de fornecedores.</text:p>
      <text:p text:style-name="P1"/>
      <text:p text:style-name="P1">Atores : Gerente 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 fornecedor deverá : ter sido cadastrado, alterado,excluído,pesquisar ou consultado.</text:p>
      <text:p text:style-name="P1"/>
      <text:p text:style-name="P1">Fluxo Básico : </text:p>
      <text:list xml:id="list40500984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Fornecedor”</text:p>
        </text:list-item>
        <text:list-item>
          <text:p text:style-name="P8">O sistema exibe a tela de “Manter Fornecedor”</text:p>
        </text:list-item>
        <text:list-item>
          <text:p text:style-name="P8">O administrador seleciona a opção desejada <text:span text:style-name="T2">[A1][A2][A3][A4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dastrar Fornecedor</text:p>
      <text:p text:style-name="P1"><text:tab/>A1.1<text:tab/>O gerente clica no botão cadastrar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/text:p>
      <text:p text:style-name="P1"/>
      <text:p text:style-name="P1"><text:span text:style-name="T1">A2</text:span> – Fluxo alternativo – <text:s/>Pesquisar Fornecedor</text:p>
      <text:p text:style-name="P1"><text:tab/>A2.1<text:tab/>O gerente clica no botão pesquisar</text:p>
      <text:p text:style-name="P1"><text:tab/>A2.2<text:tab/>O sistema apresenta todos os fornecedores cadastrados</text:p>
      <text:p text:style-name="P1"/>
      <text:p text:style-name="P1"><text:span text:style-name="T1">A3</text:span> – Fluxo alternativo – Consultar Fornecedor</text:p>
      <text:p text:style-name="P1"><text:tab/>A3.1<text:tab/>O gerente executa o fluxo A2</text:p>
      <text:p text:style-name="P1"><text:tab/>A3.2<text:tab/>O gerente seleciona o fornecedor desejado</text:p>
      <text:p text:style-name="P1"><text:tab/>A3.3<text:tab/>O sistema apresenta uma tela com informações do fornecedor</text:p>
      <text:p text:style-name="P1"/>
      <text:p text:style-name="P1"><text:span text:style-name="T1">A4</text:span> – Fluxo alternativo – Excluir Fornecedor</text:p>
      <text:p text:style-name="P1"><text:tab/>A4.1<text:tab/>O gerente executa o fluxo A2</text:p>
      <text:p text:style-name="P1"><text:tab/>A4.2<text:tab/>O gerente executa o fluxo A3</text:p>
      <text:p text:style-name="P5">A4.3<text:tab/>O gerente clica no botão excluir na tela apresentada</text:p>
      <text:p text:style-name="P5">A4.4<text:tab/>O sistema solicita confirmação da exclusão</text:p>
      <text:p text:style-name="P5">A4.5<text:tab/>O gerente clica no botão confirmar.</text:p>
      <text:p text:style-name="P5"/>
      <text:p text:style-name="P4"><text:soft-page-break/><text:span text:style-name="T1">A5</text:span> – Fluxo alternativo – Alterar Fornecedor</text:p>
      <text:p text:style-name="P4"><text:tab/>A5.1<text:tab/>O gerente executa o fluxo A2</text:p>
      <text:p text:style-name="P4"><text:tab/>A5.2<text:tab/>O gerente executa o fluxo A3</text:p>
      <text:p text:style-name="P4"><text:tab/>A5.3<text:tab/>O gerente clica no botão alterar</text:p>
      <text:p text:style-name="P4"><text:tab/>A5.4<text:tab/>O sistema apresenta tela para alteração de dados de cadastro</text:p>
      <text:p text:style-name="P4"><text:tab/>A5.5<text:tab/>O gerente clica no botão salvar</text:p>
      <text:p text:style-name="P1"/>
      <text:p text:style-name="P1">Exceções : </text:p>
      <text:p text:style-name="P1"/>
      <text:p text:style-name="P1">E1 – O ator clicou no botão errado.</text:p>
      <text:p text:style-name="P1"><text:tab/>E1.1 – O sistema apresenta o botão “voltar” em todas as telas.</text:p>
      <text:p text:style-name="P1"><text:tab/>E1.2 – O ator clica no botão “voltar”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/>
      <text:p text:style-name="P3">CS02 : <text:s/>Manter Transportadora</text:p>
      <text:p text:style-name="P2"/>
      <text:p text:style-name="P1">Descrição Geral : O sistema permitirá o cadastro, alteração, exclusão ,pesquisa e consulta de transportadora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a transportadora deverá : ter sido cadastrado, alterado,excluído,pesquisado ou consultado.</text:p>
      <text:p text:style-name="P1"/>
      <text:p text:style-name="P1">Fluxo Básico : </text:p>
      <text:list xml:id="list41296606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Transportadora”</text:p>
        </text:list-item>
        <text:list-item>
          <text:p text:style-name="P8">O sistema exibe a tela de “Manter Transportadora”</text:p>
        </text:list-item>
        <text:list-item>
          <text:p text:style-name="P8">O administrador seleciona a opção desejada <text:span text:style-name="T2">[A1][A2][A3][A4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dastrar Transportadora</text:p>
      <text:p text:style-name="P1"><text:tab/>A1.1<text:tab/>O gerente clica no botão cadastrar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/text:p>
      <text:p text:style-name="P1"/>
      <text:p text:style-name="P1"><text:soft-page-break/><text:span text:style-name="T1">A2</text:span> – Fluxo alternativo – <text:s/>Pesquisar Transportadora</text:p>
      <text:p text:style-name="P1"><text:tab/>A1.1<text:tab/>O gerente clica no botão pesquisar</text:p>
      <text:p text:style-name="P1"><text:tab/>A1.2<text:tab/>O sistema apresenta todos as trasportadoras cadastradas</text:p>
      <text:p text:style-name="P1"/>
      <text:p text:style-name="P1"><text:span text:style-name="T1">A3</text:span> – Fluxo alternativo – Consultar Transportadora</text:p>
      <text:p text:style-name="P1"><text:tab/>A1.1<text:tab/>O gerente executa o fluxo A2</text:p>
      <text:p text:style-name="P1"><text:tab/>A1.2<text:tab/>O gerente seleciona a transportadora desejada</text:p>
      <text:p text:style-name="P1"><text:tab/>A1.3<text:tab/>O sistema apresenta uma tela com informações da transportadora</text:p>
      <text:p text:style-name="P1"/>
      <text:p text:style-name="P1"><text:span text:style-name="T1">A4</text:span> – Fluxo alternativo – Excluir Transportadora</text:p>
      <text:p text:style-name="P1"><text:tab/>A1.1<text:tab/>O gerente executa o fluxo A2</text:p>
      <text:p text:style-name="P1"><text:tab/>A1.2<text:tab/>O gerente executa o fluxo A3</text:p>
      <text:p text:style-name="P5">A1.3<text:tab/>O gerente clica no botão excluir na tela apresentada</text:p>
      <text:p text:style-name="P5">A1.4<text:tab/>O sistema solicita confirmação da exclusão</text:p>
      <text:p text:style-name="P5">A1.5<text:tab/>O gerente clica no botão confirmar</text:p>
      <text:p text:style-name="P5"/>
      <text:p text:style-name="P4"><text:span text:style-name="T1">A5</text:span> – Fluxo alternativo – Alterar Transportadora</text:p>
      <text:p text:style-name="P4"><text:tab/>A5.1<text:tab/>O gerente executa o fluxo A2</text:p>
      <text:p text:style-name="P4"><text:tab/>A5.2<text:tab/>O gerente executa o fluxo A3</text:p>
      <text:p text:style-name="P4"><text:tab/>A5.3<text:tab/>O gerente clica no botão alterar</text:p>
      <text:p text:style-name="P4"><text:tab/>A5.4<text:tab/>O sistema apresenta tela para alteração de dados de cadastro</text:p>
      <text:p text:style-name="P4"><text:tab/>A5.5<text:tab/>O gerente clica no botão salvar</text:p>
      <text:p text:style-name="P1"/>
      <text:p text:style-name="P1">Exceções : </text:p>
      <text:p text:style-name="P1"/>
      <text:p text:style-name="P1">E1 – O ator preencheu o CEP erroneamente</text:p>
      <text:p text:style-name="P1"><text:tab/>E1.1 – O sistema apresenta mensagem de erro “CEP inválido”</text:p>
      <text:p text:style-name="P1"><text:tab/>E1.2 – O sistema aponta para o campo CEP aguardando o preenchimento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/>
      <text:p text:style-name="P3">CS03 : <text:s/>Manter Funcionário</text:p>
      <text:p text:style-name="P2"/>
      <text:p text:style-name="P1">Descrição Geral : O sistema permitirá o cadastro, alteração, exclusão ,pesquisa e consulta de funcionário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 funcionário deverá : ter sido cadastrado, alterado,excluído,pesquisar ou consultado.</text:p>
      <text:p text:style-name="P1"/>
      <text:p text:style-name="P1">Fluxo Básico : </text:p>
      <text:list xml:id="list41291320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Funcionário”</text:p>
        </text:list-item>
        <text:list-item>
          <text:p text:style-name="P8"><text:soft-page-break/>O sistema exibe a tela de “Manter Funcionário”</text:p>
        </text:list-item>
        <text:list-item>
          <text:p text:style-name="P8">O administrador seleciona a opção desejada <text:span text:style-name="T2">[A1][A2][A3][A4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dastrar Funcionário</text:p>
      <text:p text:style-name="P1"><text:tab/>A1.1<text:tab/>O gerente clica no botão cadastrar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/text:p>
      <text:p text:style-name="P1"/>
      <text:p text:style-name="P1"><text:span text:style-name="T1">A2</text:span> – Fluxo alternativo – <text:s/>Pesquisar Funcionário</text:p>
      <text:p text:style-name="P1"><text:tab/>A2.1<text:tab/>O gerente clica no botão pesquisar</text:p>
      <text:p text:style-name="P1"><text:tab/>A2.2<text:tab/>O sistema apresenta todos os funcionário cadastrados</text:p>
      <text:p text:style-name="P1"/>
      <text:p text:style-name="P1"><text:span text:style-name="T1">A3</text:span> – Fluxo alternativo – Consultar Funcionário</text:p>
      <text:p text:style-name="P1"><text:tab/>A3.1<text:tab/>O gerente executa o fluxo A2</text:p>
      <text:p text:style-name="P1"><text:tab/>A3.2<text:tab/>O gerente seleciona o funcionário desejado</text:p>
      <text:p text:style-name="P1"><text:tab/>A3.3<text:tab/>O sistema apresenta uma tela com informações do funcionário</text:p>
      <text:p text:style-name="P1"/>
      <text:p text:style-name="P1"><text:span text:style-name="T1">A4</text:span> – Fluxo alternativo – Excluir Funcionário</text:p>
      <text:p text:style-name="P1"><text:tab/>A4.1<text:tab/>O gerente executa o fluxo A2</text:p>
      <text:p text:style-name="P1"><text:tab/>A4.2<text:tab/>O gerente executa o fluxo A3</text:p>
      <text:p text:style-name="P5">A4.3<text:tab/>O gerente clica no botão excluir na tela apresentada</text:p>
      <text:p text:style-name="P5">A4.4<text:tab/>O sistema solicita confirmação da exclusão</text:p>
      <text:p text:style-name="P5">A4.5<text:tab/>O gerente clica no botão confirmar.</text:p>
      <text:p text:style-name="P5"/>
      <text:p text:style-name="P4"><text:span text:style-name="T1">A5</text:span> – Fluxo alternativo – Alterar Funcionário</text:p>
      <text:p text:style-name="P4"><text:tab/>A5.1<text:tab/>O gerente executa o fluxo A2</text:p>
      <text:p text:style-name="P4"><text:tab/>A5.2<text:tab/>O gerente executa o fluxo A3</text:p>
      <text:p text:style-name="P4"><text:tab/>A5.3<text:tab/>O gerente clica no botão alterar</text:p>
      <text:p text:style-name="P4"><text:tab/>A5.4<text:tab/>O sistema apresenta tela para alteração de dados de cadastro</text:p>
      <text:p text:style-name="P4"><text:tab/>A5.5<text:tab/>O gerente clica no botão salvar</text:p>
      <text:p text:style-name="P1"/>
      <text:p text:style-name="P1">Exceções : </text:p>
      <text:p text:style-name="P1"/>
      <text:p text:style-name="P1">E1 – O ator não inseriu o CPF</text:p>
      <text:p text:style-name="P1"><text:tab/>E1.1 – O sistema apresenta uma mensagem de alerta “Preencher CPF!!!”</text:p>
      <text:p text:style-name="P1"><text:tab/>E1.2 – O sistema aponta para o campo CPF aguardando o preenchimento</text:p>
      <text:p text:style-name="P1"/>
      <text:p text:style-name="P1">E2 – O ator preencheu o RG erroneamente</text:p>
      <text:p text:style-name="P1"><text:tab/>E2.1 – O sistema apresenta mensagem de erro “RG inválido”</text:p>
      <text:p text:style-name="P1"><text:tab/>E2.2 – O sistema aponta para o campo RG aguardando o preenchimento</text:p>
      <text:p text:style-name="P1"/>
      <text:p text:style-name="P1"/>
      <text:p text:style-name="P1"><text:soft-page-break/></text:p>
      <text:p text:style-name="P3">CS04 : Emitir Relatório</text:p>
      <text:p text:style-name="P2"/>
      <text:p text:style-name="P1">Descrição Geral : O sistema permitirá o emitir relatórios de entrada</text:p>
      <text:p text:style-name="P1"/>
      <text:p text:style-name="P1">Atores : Gerente</text:p>
      <text:p text:style-name="P1"/>
      <text:p text:style-name="P1">Pré-Condições : O ator deverá possuir login e senha de acesso autenticados pelo sistema, deverá existir compras/vendas registradas.</text:p>
      <text:p text:style-name="P1"/>
      <text:p text:style-name="P1">Pós-Condições : Após a execução desse caso de uso um relatório deverá : ter sido emitido.</text:p>
      <text:p text:style-name="P1"/>
      <text:p text:style-name="P1">Fluxo Básico : </text:p>
      <text:list xml:id="list41314056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Emitir Relatório”</text:p>
        </text:list-item>
        <text:list-item>
          <text:p text:style-name="P8">O sistema exibe a tela de “Emitir Relatório”</text:p>
        </text:list-item>
        <text:list-item>
          <text:p text:style-name="P8">O administrador seleciona a opção desejada <text:span text:style-name="T2">[A1][A2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Emitir Relatório de Entrada</text:p>
      <text:p text:style-name="P1"><text:tab/>A1.1<text:tab/>O gerente clica no botão emitir relatório</text:p>
      <text:p text:style-name="P1"><text:tab/>A1.2<text:tab/>O sistema apresenta uma tela de emissão de relatório</text:p>
      <text:p text:style-name="P1"><text:tab/>A1.3 <text:tab/>O gerente clica no botão relatório de entrada</text:p>
      <text:p text:style-name="P1"><text:tab/>A1.4<text:tab/>O sistema apresenta tela das compras registradas</text:p>
      <text:p text:style-name="P1"><text:tab/>A1.5 <text:tab/>O gerente seleciona as compras desejadas e confirma</text:p>
      <text:p text:style-name="P1"><text:tab/>A1.6<text:tab/>O sistema emite relatório das compras selecionadas</text:p>
      <text:p text:style-name="P1"/>
      <text:p text:style-name="P1"><text:span text:style-name="T1">A2</text:span> – Fluxo alternativo – Emitir Relatório de Saída</text:p>
      <text:p text:style-name="P1"><text:tab/>A1.1<text:tab/>O gerente clica no botão emitir relatório</text:p>
      <text:p text:style-name="P1"><text:tab/>A1.2<text:tab/>O sistema apresenta uma tela de emissão de relatório</text:p>
      <text:p text:style-name="P1"><text:tab/>A1.3 <text:tab/>O gerente clica no botão relatório de saída</text:p>
      <text:p text:style-name="P1"><text:tab/>A1.4<text:tab/>O sistema apresenta tela das vendas registradas</text:p>
      <text:p text:style-name="P1"><text:tab/>A1.5 <text:tab/>O gerente seleciona as vendas desejadas e confirma</text:p>
      <text:p text:style-name="P1"><text:tab/>A1.6<text:tab/>O sistema emite relatório das vendas selecionadas</text:p>
      <text:p text:style-name="P1"/>
      <text:p text:style-name="P1">Exceções : </text:p>
      <text:p text:style-name="P1"/>
      <text:p text:style-name="P1">E1 – O ator clicou no botão errado.</text:p>
      <text:p text:style-name="P1"><text:tab/>E1.1 – O sistema apresenta o botão “voltar” em todas as telas.</text:p>
      <text:p text:style-name="P1"><text:tab/>E1.2 – O ator clica no botão “voltar”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S05 : <text:s/>Manter Compra</text:p>
      <text:p text:style-name="P2"/>
      <text:p text:style-name="P1">Descrição Geral : O sistema permitirá o cadastro, alteração, exclusão ,pesquisa e consulta de compras.</text:p>
      <text:p text:style-name="P1"/>
      <text:p text:style-name="P1">Atores : Gerente de compras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a compra deverá : ter sido cadastrado, alterado,excluído,pesquisado ou consultado.</text:p>
      <text:p text:style-name="P1"/>
      <text:p text:style-name="P1">Fluxo Básico : </text:p>
      <text:list xml:id="list41297284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Compras”</text:p>
        </text:list-item>
        <text:list-item>
          <text:p text:style-name="P8">O sistema exibe a tela de “Manter Compras”</text:p>
        </text:list-item>
        <text:list-item>
          <text:p text:style-name="P8">O administrador seleciona a opção desejada <text:span text:style-name="T2">[A1][A2][A3][A4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dastrar Compras</text:p>
      <text:p text:style-name="P1"><text:tab/>A1.1<text:tab/>O gerente clica no botão cadastrar.</text:p>
      <text:p text:style-name="P1"><text:tab/>A1.2<text:tab/>O sistema apresenta uma lista de produtos cadastrados.</text:p>
      <text:p text:style-name="P1"><text:tab/>A1.3 <text:tab/>O gerente seleciona os produtos comprados</text:p>
      <text:p text:style-name="P1"><text:tab/>A1.4<text:tab/>O gerente clica no botão salvar</text:p>
      <text:p text:style-name="P1"><text:tab/>A1.5<text:tab/>O sistema apresenta uma mensagem “Compra realizada com sucesso”</text:p>
      <text:p text:style-name="P1"/>
      <text:p text:style-name="P1"><text:span text:style-name="T1">A2</text:span> – Fluxo alternativo – <text:s/>Pesquisar Compras</text:p>
      <text:p text:style-name="P1"><text:tab/>A2.1<text:tab/>O gerente clica no botão pesquisar</text:p>
      <text:p text:style-name="P1"><text:tab/>A2.2<text:tab/>O sistema apresenta todas as compras cadastradas</text:p>
      <text:p text:style-name="P1"/>
      <text:p text:style-name="P1"><text:span text:style-name="T1">A3</text:span> – Fluxo alternativo – Consultar Compras</text:p>
      <text:p text:style-name="P1"><text:tab/>A3.1<text:tab/>O gerente executa o fluxo A2</text:p>
      <text:p text:style-name="P1"><text:tab/>A3.2<text:tab/>O gerente seleciona a compra desejada</text:p>
      <text:p text:style-name="P1"><text:tab/>A3.3<text:tab/>O sistema apresenta uma tela com informações da compra</text:p>
      <text:p text:style-name="P1"/>
      <text:p text:style-name="P1"><text:span text:style-name="T1">A4</text:span> – Fluxo alternativo – Excluir Compras</text:p>
      <text:p text:style-name="P1"><text:tab/>A4.1<text:tab/>O gerente executa o fluxo A2</text:p>
      <text:p text:style-name="P1"><text:tab/>A4.2<text:tab/>O gerente executa o fluxo A3</text:p>
      <text:p text:style-name="P5">A4.3<text:tab/>O gerente clica no botão excluir na tela apresentada</text:p>
      <text:p text:style-name="P5">A4.4<text:tab/>O sistema solicita confirmação da exclusão</text:p>
      <text:p text:style-name="P5">A4.5<text:tab/>O gerente clica no botão confirmar.</text:p>
      <text:p text:style-name="P5"/>
      <text:p text:style-name="P4"><text:span text:style-name="T1">A5</text:span> – Fluxo alternativo – Alterar Compras</text:p>
      <text:p text:style-name="P4"><text:tab/>A5.1<text:tab/>O gerente executa o fluxo A2</text:p>
      <text:p text:style-name="P4"><text:tab/>A5.2<text:tab/>O gerente executa o fluxo A3</text:p>
      <text:p text:style-name="P4"><text:tab/>A5.3<text:tab/>O gerente clica no botão alterar</text:p>
      <text:p text:style-name="P4"><text:tab/>A5.4<text:tab/>O sistema apresenta tela para alteração de dados de cadastro</text:p>
      <text:p text:style-name="P4"><text:soft-page-break/><text:tab/>A5.5<text:tab/>O gerente clica no botão salvar</text:p>
      <text:p text:style-name="P1"/>
      <text:p text:style-name="P1">Exceções : </text:p>
      <text:p text:style-name="P1"/>
      <text:p text:style-name="P1">E1 – O ator não encontra o produto comprado</text:p>
      <text:p text:style-name="P1"><text:tab/>E1.1 – O gerente deve executar o CSXX AXX para cadastrar o produto</text:p>
      <text:p text:style-name="P1"><text:tab/>E1.2 – O gerente retorna ao fluxo A1.</text:p>
      <text:p text:style-name="P1"/>
      <text:p text:style-name="P1">E2 – O ator alterou o valor da compra preenchendo valor negativo</text:p>
      <text:p text:style-name="P1"><text:tab/>E2.1 – O sistema apresenta mensagem de erro “Valor inválido”</text:p>
      <text:p text:style-name="P1"><text:tab/>E2.2 – O sistema aponta para o campo “Valor total” aguardando o preenchimento</text:p>
      <text:p text:style-name="P1"/>
      <text:p text:style-name="P3">CS06: <text:s/>Calcular Valor Compra</text:p>
      <text:p text:style-name="P2"/>
      <text:p text:style-name="P1">Descrição Geral : O sistema permitirá o calcular o valor total de uma compra</text:p>
      <text:p text:style-name="P1">Atores : Gerente de compras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o valor total de compra deverá : ter sido calculado.</text:p>
      <text:p text:style-name="P1"/>
      <text:p text:style-name="P1">Fluxo Básico : </text:p>
      <text:list xml:id="list41288454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Compra”</text:p>
        </text:list-item>
        <text:list-item>
          <text:p text:style-name="P8">O sistema exibe a tela de “Manter Compra”</text:p>
        </text:list-item>
        <text:list-item>
          <text:p text:style-name="P8">O administrador seleciona a opção desejada <text:span text:style-name="T2">[A1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lcular Valor Compra</text:p>
      <text:p text:style-name="P1"><text:tab/>A1.1<text:tab/>O gerente executa o CS05 fluxo A1.1 à A1.3</text:p>
      <text:p text:style-name="P1"><text:tab/>A1.2<text:tab/>O sistema calcula automaticamente o valor conforme os produtos <text:tab/>selecionados</text:p>
      <text:p text:style-name="P1"/>
      <text:p text:style-name="P1">Exceções : </text:p>
      <text:p text:style-name="P1"/>
      <text:p text:style-name="P1">E1 – O valor do produto esta negativo</text:p>
      <text:p text:style-name="P1"><text:tab/>E1.1 – O gerente executa o CSXX e fluxo AXX para alterar o produto</text:p>
      <text:p text:style-name="P1"><text:tab/>E1.2 – O gerente volta ao registro da compra confirmando o mesm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S07: <text:s/>Calcular Peso</text:p>
      <text:p text:style-name="P2"/>
      <text:p text:style-name="P1">Descrição Geral : O sistema permitirá o calcular o peso total de compra/venda</text:p>
      <text:p text:style-name="P1">Atores : Gerente de compras e Vendedor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o peso total deverá : ter sido calculado.</text:p>
      <text:p text:style-name="P1"/>
      <text:p text:style-name="P1">Fluxo Básico : </text:p>
      <text:list xml:id="list41288860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Funcionário”</text:p>
        </text:list-item>
        <text:list-item>
          <text:p text:style-name="P8">O sistema exibe a tela de “Manter Funcionário”</text:p>
        </text:list-item>
        <text:list-item>
          <text:p text:style-name="P8">O administrador seleciona a opção desejada <text:span text:style-name="T2">[A1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lcular Peso Total <text:s/>Compra</text:p>
      <text:p text:style-name="P1"><text:tab/>A1.1<text:tab/>O gerente executa o CS05 fluxo A1</text:p>
      <text:p text:style-name="P1"><text:tab/>A1.2<text:tab/>O gerente clica no botão “Calcular Peso”</text:p>
      <text:p text:style-name="P1"><text:tab/>A1.3<text:tab/>O sistema calcula e apresenta o valor do pe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3z4" style:family="text">
      <style:text-properties style:font-name="Courier New" style:font-name-complex="Courier New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ÇCASOS DE USO – CONTROLE DE ESTOQUE</dc:title>
    <meta:initial-creator>TONY</meta:initial-creator>
    <meta:creation-date>2016-06-26T23:17:00</meta:creation-date>
    <dc:date>2016-07-12T21:12:41.95</dc:date>
    <meta:editing-cycles>87</meta:editing-cycles>
    <meta:editing-duration>PT3H27M15S</meta:editing-duration>
    <meta:generator>LibreOffice/3.4$Win32 LibreOffice_project/340m1$Build-502</meta:generator>
    <meta:document-statistic meta:table-count="0" meta:image-count="0" meta:object-count="0" meta:page-count="8" meta:paragraph-count="252" meta:word-count="2140" meta:character-count="12741" meta:non-whitespace-character-count="10714"/>
    <meta:user-defined meta:name="Informações 1"/>
    <meta:user-defined meta:name="Informações 2"/>
    <meta:user-defined meta:name="Informações 3"/>
    <meta:user-defined meta:name="Informações 4"/>
  </office:meta>
</office:document-meta>
</file>